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91.32mm" svg:y="1mm">
            <loext:p draw:notify-on-update-of-ranges="Sheet1.A1:Sheet1.A1 Sheet1.A2:Sheet1.A4 Sheet1.B1:Sheet1.B1 Sheet1.B2:Sheet1.B4 Sheet1.C1:Sheet1.C1 Sheet1.C2:Sheet1.C4 Sheet1.D1:Sheet1.D1 Sheet1.D2:Sheet1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Static 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</table:table-row>
        <table:table-row table:style-name="ro1">
          <table:table-cell office:value-type="string" calcext:value-type="string">
            <text:p>por defecto</text:p>
          </table:table-cell>
          <table:table-cell office:value-type="float" office:value="0.122431" calcext:value-type="float">
            <text:p>0,122431</text:p>
          </table:table-cell>
          <table:table-cell office:value-type="float" office:value="0.119868" calcext:value-type="float">
            <text:p>0,119868</text:p>
          </table:table-cell>
          <table:table-cell office:value-type="float" office:value="0.134532" calcext:value-type="float">
            <text:p>0,134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079" calcext:value-type="float">
            <text:p>0,12079</text:p>
          </table:table-cell>
          <table:table-cell office:value-type="float" office:value="0.119438" calcext:value-type="float">
            <text:p>0,119438</text:p>
          </table:table-cell>
          <table:table-cell office:value-type="float" office:value="0.137265" calcext:value-type="float">
            <text:p>0,1372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17932" calcext:value-type="float">
            <text:p>0,117932</text:p>
          </table:table-cell>
          <table:table-cell office:value-type="float" office:value="0.115728" calcext:value-type="float">
            <text:p>0,115728</text:p>
          </table:table-cell>
          <table:table-cell office:value-type="float" office:value="0.13285" calcext:value-type="float">
            <text:p>0,132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9:28:02.951564741</meta:creation-date>
    <dc:date>2018-05-13T21:22:11.723404483</dc:date>
    <meta:editing-duration>PT1H39M4S</meta:editing-duration>
    <meta:editing-cycles>1</meta:editing-cycles>
    <meta:document-statistic meta:table-count="1" meta:cell-count="1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3.703cm" style:legend-expansion="high" chart:style-name="ch2"/>
        <chart:plot-area chart:style-name="ch3" table:cell-range-address="Sheet1.A1:Sheet1.D4" chart:data-source-has-labels="both" svg:x="0.32cm" svg:y="0.18cm" svg:width="12.667cm" svg:height="8.64cm">
          <chartooo:coordinate-region svg:x="1.418cm" svg:y="0.379cm" svg:width="11.382cm" svg:height="7.794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line">
            <chart:data-point chart:repeated="3"/>
          </chart:series>
          <chart:series chart:style-name="ch7" chart:values-cell-range-address="Sheet1.C2:Sheet1.C4" chart:label-cell-address="Sheet1.C1:Sheet1.C1" chart:class="chart:line">
            <chart:data-point chart:repeated="3"/>
          </chart:series>
          <chart:series chart:style-name="ch8" chart:values-cell-range-address="Sheet1.D2:Sheet1.D4" chart:label-cell-address="Sheet1.D1:Sheet1.D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</text:p>
                <draw:g>
                  <svg:desc>Sheet1.B1:Sheet1.B1</svg:desc>
                </draw:g>
              </table:table-cell>
              <table:table-cell office:value-type="string">
                <text:p>Dynamic</text:p>
                <draw:g>
                  <svg:desc>Sheet1.C1:Sheet1.C1</svg:desc>
                </draw:g>
              </table:table-cell>
              <table:table-cell office:value-type="string">
                <text:p>Guid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r defecto</text:p>
                <draw:g>
                  <svg:desc>Sheet1.A2:Sheet1.A4</svg:desc>
                </draw:g>
              </table:table-cell>
              <table:table-cell office:value-type="float" office:value="0.122431">
                <text:p>0.122431</text:p>
                <draw:g>
                  <svg:desc>Sheet1.B2:Sheet1.B4</svg:desc>
                </draw:g>
              </table:table-cell>
              <table:table-cell office:value-type="float" office:value="0.119868">
                <text:p>0.119868</text:p>
                <draw:g>
                  <svg:desc>Sheet1.C2:Sheet1.C4</svg:desc>
                </draw:g>
              </table:table-cell>
              <table:table-cell office:value-type="float" office:value="0.134532">
                <text:p>0.134532</text:p>
                <draw:g>
                  <svg:desc>Sheet1.D2:Sheet1.D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2079">
                <text:p>0.12079</text:p>
              </table:table-cell>
              <table:table-cell office:value-type="float" office:value="0.119438">
                <text:p>0.119438</text:p>
              </table:table-cell>
              <table:table-cell office:value-type="float" office:value="0.137265">
                <text:p>0.13726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17932">
                <text:p>0.117932</text:p>
              </table:table-cell>
              <table:table-cell office:value-type="float" office:value="0.115728">
                <text:p>0.115728</text:p>
              </table:table-cell>
              <table:table-cell office:value-type="float" office:value="0.13285">
                <text:p>0.132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